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D00000061FD72FE48.png" manifest:media-type="image/png"/>
  <manifest:file-entry manifest:full-path="Pictures/100000000000016A000000B68D5678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84cm" svg:height="5.449cm" svg:x="1.075cm" svg:y="1.139cm">
          <draw:image xlink:href="Pictures/100000000000016A000000B68D56787B.png" xlink:type="simple" xlink:show="embed" xlink:actuate="onLoad">
            <text:p/>
          </draw:image>
        </draw:frame>
        <draw:frame draw:style-name="gr1" draw:text-style-name="P1" draw:layer="layout" svg:width="7.25cm" svg:height="3.429cm" svg:x="11.922cm" svg:y="1.381cm">
          <draw:image xlink:href="Pictures/10000000000000CD00000061FD72FE48.png" xlink:type="simple" xlink:show="embed" xlink:actuate="onLoad">
            <text:p/>
          </draw:image>
        </draw:frame>
        <draw:line draw:style-name="gr2" draw:text-style-name="P1" draw:layer="layout" svg:x1="1cm" svg:y1="6.842cm" svg:x2="18.78cm" svg:y2="6.715cm">
          <text:p/>
        </draw:line>
        <draw:line draw:style-name="gr2" draw:text-style-name="P1" draw:layer="layout" svg:x1="12.176cm" svg:y1="1cm" svg:x2="12.176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ototyp </meta:initial-creator>
    <meta:creation-date>2014-08-29T16:41:56.283734487</meta:creation-date>
    <dc:date>2014-08-29T16:46:15.326641255</dc:date>
    <dc:creator>prototyp </dc:creator>
    <meta:editing-duration>P0D</meta:editing-duration>
    <meta:editing-cycles>1</meta:editing-cycles>
    <meta:document-statistic meta:object-count="4"/>
    <meta:generator>LibreOffice/4.2.4.2$Linux_X86_64 LibreOffice_project/420m0$Build-2</meta:generator>
  </office:meta>
</office:document-meta>
</file>